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text-underline-style="none"/>
    </style:style>
    <style:style style:name="T4" style:family="text">
      <style:text-properties style:font-name="Times New Roman"/>
    </style:style>
    <style:style style:name="T5" style:family="text">
      <style:text-properties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text-line-through-style="solid" style:font-name="Times New Roman"/>
    </style:style>
    <style:style style:name="T8" style:family="text">
      <style:text-properties style:text-line-through-style="solid" style:font-name="Times New Roman" style:text-underline-style="none"/>
    </style:style>
    <style:style style:name="T9" style:family="text">
      <style:text-properties style:text-line-through-style="solid" style:text-position="0% 100%" style:font-name="Times New Roman" style:text-underline-style="none"/>
    </style:style>
    <style:style style:name="T10" style:family="text">
      <style:text-properties style:text-line-through-style="none" style:font-name="Times New Roman"/>
    </style:style>
    <style:style style:name="T11" style:family="text">
      <style:text-properties style:text-line-through-style="none" style:font-name="Times New Roman" style:text-underline-style="none"/>
    </style:style>
    <style:style style:name="T12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3" style:family="text">
      <style:text-properties style:text-line-through-style="none" style:text-position="super 58%" style:font-name="Times New Roman" style:text-underline-style="none"/>
    </style:style>
    <style:style style:name="T14" style:family="text">
      <style:text-properties style:text-line-through-style="none" style:text-position="0% 100%" style:font-name="Times New Roman" style:text-underline-style="none"/>
    </style:style>
    <style:style style:name="T15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1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two Bar Mitzv<text:span text:style-name="T2">á</text:span><text:span text:style-name="T4">/</text:span></text:p>
      <text:p text:style-name="P7"><text:span text:style-name="T4">on/</text:span></text:p>
      <text:p text:style-name="P7"><text:span text:style-name="T4">Parashat Chay</text:span><text:span text:style-name="T2">é</text:span><text:span text:style-name="T4"> Sar</text:span><text:span text:style-name="T2">á</text:span><text:span text:style-name="T4">h/</text:span></text:p>
      <text:p text:style-name="P7"><text:span text:style-name="T4"/></text:p>
      <text:p text:style-name="P6"><text:span text:style-name="T4">[Page 1]</text:span></text:p>
      <text:p text:style-name="P6"><text:span text:style-name="T4">[Hebrew]/ The rich and the poor have met together, the/ Lord made them all". <text:s/>Brethren! <text:s/>It is my wish/ and my prayer, that the occurrence of this day, may/ be intended as an acknowledgment of that Biblical/ truth. <text:s/>Two youths have presented themselves/ in this holy house, and have in the same language/ offered thanks to God. <text:s/>But their station in life/ is not alike. <text:s/>He who first blessed the name of/ the Lord, is lowly, deficient in earthly goods, and bereft/ of a father's tender care and love. <text:s/>The one who/ followed him is the inmate of a luxurious home,/ the child of wealth, and the object of parental en-/-dearments. <text:s/>Yet both </text:span><text:span text:style-name="T7">declared</text:span><text:span text:style-name="T10"> asserted that they are the/ joint-heirs</text:span><text:span text:style-name="T4"> of an inestimable treasure. <text:s/>Both de-/-clared to possess the means which will secure equally/ to them endurable happiness. <text:s/>Is it really so?/ <text:s/>Have the rich and the poor in Israel a common heritage?/ <text:s/>A patrimony which supplies all with an unfailing/ support? <text:s/>What say ye, my young hearers?/ <text:s/></text:span><text:span text:style-name="T5">I</text:span><text:span text:style-name="T6"> fully agree with the two Bar Mitzv</text:span><text:span text:style-name="T3">á</text:span><text:span text:style-name="T6"> in their/ open declarations. <text:s/>Do you also assent to it?/</text:span></text:p>
      <text:p text:style-name="P6"><text:span text:style-name="T6"/></text:p>
      <text:p text:style-name="P6"><text:span text:style-name="T6">[Page 2]</text:span></text:p>
      <text:p text:style-name="P6"><text:span text:style-name="T6">Is the law that Moses commanded us, valued as/ an inheritance by you, who will soon form a congre-/-gation in Jacob? <text:s/>Let me rejoice in the assurance/ that your warm hearts beat high still for your/ religion </text:span><text:soft-page-break/><text:span text:style-name="T6">and your people. <text:s/>Not many years have/ elapsed, since you first ascended this pulpit, and/ publicly avowed that the word of God is the sole guide to/ human </text:span><text:span text:style-name="T8">prosperity</text:span><text:span text:style-name="T11"> felicity. <text:s/>Is that your </text:span><text:span text:style-name="T12">present</text:span><text:span text:style-name="T11"> conviction?/ <text:s/>You must pardon me, if my expression betrays any/ distrust in your firmness of purpose. <text:s/>Sad experience/ has taught me caution. <text:s/>Too often have I seen the/ professions of youth, belied ere manhood had been/ reached. <text:s/>Some whom I imagined would have/ grown to do Judaism honor, evince by their daily actions,/ utter contempt for its ordinances; while others that/ I prepared for the day on which they attained religious/ majority, now disdain to be reckoned as members of/ the Synagogue. <text:s/>This is indeed a gloomy picture,/ but not one which has been designedly overdrawn./ <text:s/>I have delineated simply that which he that has/ eyes to see can attest to be a palpable fact./ <text:s/>Yes, I am deeply grieved at so great a dereliction among the rising generation, but/ thank God I have not lost all faith in my Brethren. <text:s/>The cause/</text:span></text:p>
      <text:p text:style-name="P6"><text:span text:style-name="T11"/></text:p>
      <text:p text:style-name="P6"><text:span text:style-name="T11">[Page 3]</text:span></text:p>
      <text:p text:style-name="P6"><text:span text:style-name="T11">of religion will triumph, though, like among the/ army of Gideon, only three hundred could be found,/ that did not bend the knee</text:span><text:span text:style-name="T8">s</text:span><text:span text:style-name="T11"> to Baal. <text:s/>To you,/ my young </text:span><text:span text:style-name="T8">brothers</text:span><text:span text:style-name="T11"> friends, do I look, if not with the san-/-guine expectation of former years, with anxious hope/ at least. <text:s/>To you I look for the success of that holy/ cause. <text:s/>Your minds are open to healthful impressions/ your feelings strike a sympathetic chord at the appeals/ of the forsaken religion of Sinai. <text:s/>Let not, I pray you,/ let not the dictates of self-interest change your noble en-/-thusiasm into </text:span><text:span text:style-name="T8">a</text:span><text:span text:style-name="T11"> chilling indifference. <text:s/>Keep its flame/ vivid and bright. <text:s/>Suffer not ambition or avarice to/ extinguish it from within your breasts. <text:s/>I hail, my/ dear friends! the day on which I see the increase of your/ number; for despite many disappointments, I delight/ in thinking that the disaffection of some, will be counte-/-racted by </text:span><text:span text:style-name="T12">your</text:span><text:span text:style-name="T11"> staunch adherence to the belief of/ our fathers. <text:s/>This Sabbath especially has/ inspired me with fresh hope, for, as I said, on it/ a Biblical truth has been clearly illustrated./ [Hebrew]/ "The rich and the poor have met together, (to acknow-/-ledge) that the Lord hath made them all"/ <text:s/>The religion of Israel does not, like that of heathens,/ admit of different castes, entrusted with a partial/ knowledge of human duties. <text:s/>No,/</text:span></text:p>
      <text:p text:style-name="P6"><text:span text:style-name="T11"/></text:p>
      <text:p text:style-name="P6"><text:span text:style-name="T11">[Page 4]</text:span></text:p>
      <text:p text:style-name="P6"><text:span text:style-name="T11">Universal enlightenment is its </text:span><text:span text:style-name="T8">prin</text:span><text:span text:style-name="T11"> ruling prin-/-ciple. <text:s/>Hence it is that the humblest among our brethren,/ not less than the highest, expected to perform the/ commandments of the Lord. <text:s/>None needs plead/ ignorance, for the light that shone upon Horeb/ illumined all, and by all can Judaism be faithfully/ and intelligently represented. <text:s/>Raise then your head/ with manly dignity, my young brother, who are humbly/ situated. <text:s/>The religion you have acknowledged this day,/ has </text:span><text:span text:style-name="T8">dignified</text:span><text:span text:style-name="T11"> exalted your existence. <text:s/>It has conferred upon/ you the right of equality. <text:s/></text:span><text:span text:style-name="T8">You</text:span><text:span text:style-name="T11"> Morally and spiritually,/ you are inferior to none. <text:s/>Your future actions, and/ not the worldly goods your parents have gathered, will/ </text:span><text:span text:style-name="T8">exalt you</text:span><text:span text:style-name="T11"> enhance your position on earth. <text:s/>They will glorify your Creator, and give/ your soul immortality. <text:s/>Only be sincere and/ steadfast in your declarations. <text:s/>You should consi-/-der the event you have celebrated, as the first/ step to a career of usefulness and honor./</text:span></text:p>
      <text:p text:style-name="P6"><text:span text:style-name="T11">You are now lacking what others may possess/ in abundance, but the Father of the fatherless did not forsake you. <text:s/>He </text:span><text:span text:style-name="T12">did</text:span><text:span text:style-name="T11">/ prepare for you the requisite comforts of life./ <text:s/>A home where you meet sympathy, consideration and/ timely aid was open to receive you./</text:span></text:p>
      <text:p text:style-name="P6"><text:span text:style-name="T11"/></text:p>
      <text:p text:style-name="P6"><text:span text:style-name="T11">[Page 5]</text:span></text:p>
      <text:p text:style-name="P6"><text:span text:style-name="T11">I can appreciate the loss you have early sustained. <text:s/>It was severe and irreparable. <text:s/>But friends and/ relatives, most affectionate and kind are still with/ you. <text:s/>Their arms are stretched forth to help; and/ they will, under Providence, lead you to a path where/ industry obtains its reward. <text:s/>Let this thought/ animate you; let it inspire you with gratitude/ to God, and with a powerful desire to mount high/ up on the social ladder. <text:s/>You may yet acquire/ influence and wealth; for, it has been authoritatively written [Hebrew]/ </text:span><text:span text:style-name="T8">[Hebrew]</text:span><text:span text:style-name="T11"> [Hebrew]. <text:s/>"The hand of the diligent shall </text:span><text:span text:style-name="T8">be made</text:span><text:span text:style-name="T11"> bear rule," &amp; else-/where </text:span><text:soft-page-break/><text:span text:style-name="T8">rich."</text:span><text:span text:style-name="T11"> [Hebrew] "The hand of the diligent </text:span><text:span text:style-name="T8">shall be made</text:span><text:span text:style-name="T11"> maketh rich." <text:s/>But....Remember this day; forget/ not nor be ever ashamed of your lowly extraction. <text:s/>The section you have/ read, gives you instruction. <text:s/>We find recorded/ therein a circumstance worthy of your notice./ <text:s/>It is the following/ Eliezer saw that his undertaking was about to/ be crowned with success. <text:s/>The family of Rebecca/ had offered him a generous hospitality. <text:s/>Their demea-/-nour toward him denoted respect. <text:s/>He might/ then have represented himself as a great</text:span><text:span text:style-name="T8">er</text:span><text:span text:style-name="T11"> personage./ <text:s/>He might have said, that he was a confidential/ friend, </text:span><text:span text:style-name="T8">as</text:span><text:span text:style-name="T11"> a messenger charged by Abraham with/ an errand which he would </text:span><text:span text:style-name="T8">et</text:span><text:span text:style-name="T11"> entrust to no </text:span><text:span text:style-name="T8">other</text:span><text:span text:style-name="T11"> inferior man./</text:span></text:p>
      <text:p text:style-name="P6"><text:span text:style-name="T11"/></text:p>
      <text:p text:style-name="P6"><text:span text:style-name="T11">[Page 6]</text:span></text:p>
      <text:p text:style-name="P6"><text:span text:style-name="T11">He might have exhibited a pardonable pride at his being/ </text:span><text:span text:style-name="T8">thought</text:span><text:span text:style-name="T11"> deemed of so much consequence. <text:s/>But what were/ the words with which Eliezer opened his speech?/ <text:s/>[Hebrew] "I am the servant of Abraham."/ <text:s/>His humility equalled[sic!] his fidelity. <text:s/>In all/ the walks of life, let it be your future endeavours,/ to exemplify those noble traits of human character./ <text:s/>Humility &amp; fidelity to God and man. <text:s/>And you my young brother, whom/ the Almighty has so greatly blessed. <text:s/>You the/ only surviving son of fond parents. <text:s/>You who/ are being reared with the tenderest care and </text:span><text:span text:style-name="T12">surrounded</text:span><text:span text:style-name="T11">/ with joys; what sentiments, but those of gratitude/ ought now to fill your breast? <text:s/>The exertions you made/ to </text:span><text:span text:style-name="T8">conquer</text:span><text:span text:style-name="T11"> overcome a national timidity, in order to perform a/ </text:span><text:span text:style-name="T8">a</text:span><text:span text:style-name="T11"> religious practice is laudable. <text:s/>You have gratified/ thereby those you owe a debt that can never be paid, and/ shown some disposition to righteousness. <text:s/>But/ much greater exertions than that will be necessary,/ to fulfil[sic!] what the law of our God commands. <text:s/>The/ best manner in which you can express gratitude for the favors enjoyed,/ will be by your future efforts </text:span><text:span text:style-name="T8">in</text:span><text:span text:style-name="T11"> to conquer</text:span><text:span text:style-name="T8">ing</text:span><text:span text:style-name="T11"> sin./ <text:s/>Your happy condition in life exposes you to enticements,/ which are not held out to youths in needy circumstances./</text:span></text:p>
      <text:p text:style-name="P6"><text:span text:style-name="T11"/></text:p>
      <text:p text:style-name="P6"><text:span text:style-name="T11">[Page 7]</text:span></text:p>
      <text:p text:style-name="P6"><text:span text:style-name="T11">The love of pleasure may lead you astray. <text:s/>The/ felicity you will have to overreach others in the/ pursuit of gaiety and fashion, may lay a snare/ to your feet. <text:s/>Be on your guard. <text:s/>Beware of/ false friends. <text:s/>Avoid those that advise a departure/ from the religion you have openly avowed this day,/ in order to satisfy the cravings of the flesh./ <text:s/>Restrain your appetites and the lust of gain./ <text:s/>Give to God what is God's. <text:s/>The days he set apart for His worship./ <text:s/>You may by so doing, discover perhaps, that the/ heap of gold, which will so </text:span><text:span text:style-name="T8">please</text:span><text:span text:style-name="T11"> gratify your eye-sight,/ had grown a little lower; but you will then stand higher/ before your heavenly Creator, before your fellow-men,/ and in your own estimation. <text:s/>Thus you will/ show a thankful heart for the benefits enjoyed/ in early years. <text:s/>Thus you will prove the sincerity/ of your utterance before the Lord, and before this Con-/-gregation of your brethren. <text:s/>And now I conclude/ with a prayer that your future may be as joyous as/ the past, but also with an exhortation to follow the/ example pointed out </text:span><text:span text:style-name="T8">also</text:span><text:span text:style-name="T11"> to you in the portion/ you have rehearsed. <text:s/>The relatives of Rebecca/ were loth to part with her so unexpectedly, and/ they asked of Eliezer that she might remain with them/ a short space of time./</text:span></text:p>
      <text:p text:style-name="P6"><text:span text:style-name="T11"/></text:p>
      <text:p text:style-name="P6"><text:span text:style-name="T11">[Page 8]</text:span></text:p>
      <text:p text:style-name="P6"><text:span text:style-name="T11">But the faithful servant could not consent,/ lest he break the promise made to his master./ <text:s/>"Do not delay me," he</text:span><text:span text:style-name="T13">2</text:span><text:span text:style-name="T14"> exclaimed [Hebrew]</text:span><text:span text:style-name="T13">1</text:span><text:span text:style-name="T14">/ [Hebrew], since </text:span><text:span text:style-name="T15">the Lord</text:span><text:span text:style-name="T14"> hath prospered Thy/ way." <text:s/>The </text:span><text:span text:style-name="T15">Lord</text:span><text:span text:style-name="T14"> and not his foresight, or/ his </text:span><text:span text:style-name="T9">wisdom</text:span><text:span text:style-name="T14"> sagacity. <text:s/>The Lord and not his well </text:span><text:span text:style-name="T9">arranged</text:span><text:span text:style-name="T14"> matured/ plans. <text:s/>Him alone he recognized as the author/ of his success, and in Him he confided for the speedy/ </text:span><text:span text:style-name="T9">cons</text:span><text:span text:style-name="T14"> realization of Abraham's dearest wish. <text:s/>My Brother!/ <text:s/>Keep the scriptural incident fresh in your memory,/ and let </text:span><text:span text:style-name="T9">your conduct be formed after its mould</text:span><text:span text:style-name="T14"> it be standard of your conduct./ <text:s/>When prosperous in your undertakings, see the hand/ of God that showers down blessings. <text:s/>Attribute to the/ Director of human events the </text:span><text:span text:style-name="T9">abundance</text:span><text:span text:style-name="T14"> affluence you may enjoy,/ and the honors which may be in store for you./ <text:s/>Then humility will beautify your existence. <text:s/>You/ will be religious and virtuous, you </text:span><text:soft-page-break/><text:span text:style-name="T14">will be charitable/ and kind; you will </text:span><text:span text:style-name="T9">profoundly feel and demon-</text:span><text:span text:style-name="T14"> obviously illustrate/ </text:span><text:span text:style-name="T9">-strate that</text:span><text:span text:style-name="T14"> by our actions, </text:span><text:span text:style-name="T9">was exhibited this day, that</text:span><text:span text:style-name="T14"> what you have tacitly acknowledged this day, viz, [Hebrew]/ "The poor and the rich have met together, the/ Lord hath made </text:span><text:span text:style-name="T9">all of</text:span><text:span text:style-name="T14"> them all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3T14:58:30.50</meta:creation-date>
    <meta:document-statistic meta:table-count="0" meta:image-count="0" meta:object-count="0" meta:page-count="5" meta:paragraph-count="81" meta:word-count="1852" meta:character-count="11256"/>
    <dc:date>2012-09-13T15:53:12.49</dc:date>
    <dc:creator>Penn Libraries</dc:creator>
    <meta:editing-duration>PT00H00M34S</meta:editing-duration>
    <meta:editing-cycles>1</meta:editing-cycles>
    <meta:generator>OpenOffice.org/3.2$Win32 OpenOffice.org_project/320m12$Build-9483</meta:generator>
  </office:meta>
</office:document-meta>
</file>